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0594b2" officeooo:paragraph-rsid="000594b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594b2" officeooo:paragraph-rsid="000594b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594b2" officeooo:paragraph-rsid="000594b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73c8a" officeooo:paragraph-rsid="00073c8a" style:font-size-asian="10.5pt" style:font-size-complex="12pt"/>
    </style:style>
    <style:style style:name="T1" style:family="text">
      <style:text-properties officeooo:rsid="00073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learner Projekt</text:p>
      <text:p text:style-name="P1">FFP</text:p>
      <text:p text:style-name="P1"/>
      <text:p text:style-name="P1"/>
      <text:p text:style-name="P3">1. Code aufräumen (nach https://github.com/tibbe/haskell-style-guide/blob/master/haskell-style.md)</text:p>
      <text:p text:style-name="P4">2. Code ausführlich kommentieren</text:p>
      <text:p text:style-name="P3"><text:span text:style-name="T1">3</text:span>. Javascript versuchen gescheit einzubinden</text:p>
      <text:p text:style-name="P3"><text:span text:style-name="T1">4</text:span>. Präsentation vorbereiten</text:p>
      <text:p text:style-name="P3">- I. Präsentation von den Funktionen des Projekts (5 Min)</text:p>
      <text:p text:style-name="P3">- II. Diskussion des Codes (10 Min) (Techniken aus der Vorlesungen / Probleme und Lösungen)</text:p>
      <text:p text:style-name="P3">- III. Vorlagen die benutzt wurden</text:p>
      <text:p text:style-name="P4">5. Domain kaufen und das Projekt online stelle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5-03-09T21:54:59.419783683</meta:creation-date>
    <dc:date>2015-03-09T22:33:40.221765405</dc:date>
    <dc:creator>rewrite </dc:creator>
    <meta:editing-duration>PT7M58S</meta:editing-duration>
    <meta:editing-cycles>1</meta:editing-cycles>
    <meta:document-statistic meta:table-count="0" meta:image-count="0" meta:object-count="0" meta:page-count="1" meta:paragraph-count="10" meta:word-count="59" meta:character-count="452" meta:non-whitespace-character-count="403"/>
    <meta:generator>LibreOffice/4.2.7.2$Linux_X86_64 LibreOffice_project/420m0$Build-2</meta:generator>
  </office:meta>
</office:document-meta>
</file>